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ccff" officeooo:paragraph-rsid="001dccff"/>
    </style:style>
    <style:style style:name="P2" style:family="paragraph" style:parent-style-name="Text_20_body">
      <style:text-properties officeooo:rsid="006b0d58" officeooo:paragraph-rsid="00254e49"/>
    </style:style>
    <style:style style:name="P3" style:family="paragraph" style:parent-style-name="Text_20_body">
      <style:text-properties officeooo:rsid="004c20c6" officeooo:paragraph-rsid="00224b03"/>
    </style:style>
    <style:style style:name="P4" style:family="paragraph" style:parent-style-name="Text_20_body">
      <style:text-properties officeooo:rsid="004c6d83" officeooo:paragraph-rsid="00224b03"/>
    </style:style>
    <style:style style:name="P5" style:family="paragraph" style:parent-style-name="Text_20_body">
      <style:text-properties officeooo:rsid="004d80b9" officeooo:paragraph-rsid="00224b03"/>
    </style:style>
    <style:style style:name="P6" style:family="paragraph" style:parent-style-name="Text_20_body">
      <style:text-properties officeooo:rsid="00502f7c" officeooo:paragraph-rsid="00224b03"/>
    </style:style>
    <style:style style:name="P7" style:family="paragraph" style:parent-style-name="Text_20_body">
      <style:text-properties officeooo:rsid="0059bb17" officeooo:paragraph-rsid="00224b03"/>
    </style:style>
    <style:style style:name="P8" style:family="paragraph" style:parent-style-name="Text_20_body">
      <style:text-properties officeooo:rsid="005cb7cd" officeooo:paragraph-rsid="00224b03"/>
    </style:style>
    <style:style style:name="P9" style:family="paragraph" style:parent-style-name="Text_20_body">
      <style:text-properties officeooo:rsid="00646171" officeooo:paragraph-rsid="00224b03"/>
    </style:style>
    <style:style style:name="P10" style:family="paragraph" style:parent-style-name="Text_20_body">
      <style:text-properties officeooo:rsid="00691b84" officeooo:paragraph-rsid="00224b03"/>
    </style:style>
    <style:style style:name="P11" style:family="paragraph" style:parent-style-name="Text_20_body">
      <style:text-properties officeooo:rsid="0026eac0" officeooo:paragraph-rsid="0026eac0"/>
    </style:style>
    <style:style style:name="P12" style:family="paragraph" style:parent-style-name="Heading_20_1">
      <style:text-properties officeooo:rsid="004c20c6" officeooo:paragraph-rsid="00224b03"/>
    </style:style>
    <style:style style:name="P13" style:family="paragraph" style:parent-style-name="Heading_20_1">
      <style:text-properties officeooo:rsid="0023ccf0" officeooo:paragraph-rsid="0023ccf0"/>
    </style:style>
    <style:style style:name="T1" style:family="text">
      <style:text-properties officeooo:rsid="001f932b"/>
    </style:style>
    <style:style style:name="T2" style:family="text">
      <style:text-properties officeooo:rsid="001fef3f"/>
    </style:style>
    <style:style style:name="T3" style:family="text">
      <style:text-properties officeooo:rsid="00224388"/>
    </style:style>
    <style:style style:name="T4" style:family="text">
      <style:text-properties officeooo:rsid="006d46c1"/>
    </style:style>
    <style:style style:name="T5" style:family="text">
      <style:text-properties officeooo:rsid="006ca18f"/>
    </style:style>
    <style:style style:name="T6" style:family="text">
      <style:text-properties officeooo:rsid="004c5330"/>
    </style:style>
    <style:style style:name="T7" style:family="text">
      <style:text-properties officeooo:rsid="004d72c1"/>
    </style:style>
    <style:style style:name="T8" style:family="text">
      <style:text-properties officeooo:rsid="004c7c93"/>
    </style:style>
    <style:style style:name="T9" style:family="text">
      <style:text-properties officeooo:rsid="004f85dc"/>
    </style:style>
    <style:style style:name="T10" style:family="text">
      <style:text-properties officeooo:rsid="004f70c5"/>
    </style:style>
    <style:style style:name="T11" style:family="text">
      <style:text-properties officeooo:rsid="00529bf7"/>
    </style:style>
    <style:style style:name="T12" style:family="text">
      <style:text-properties officeooo:rsid="0050ec19"/>
    </style:style>
    <style:style style:name="T13" style:family="text">
      <style:text-properties officeooo:rsid="005b7e75"/>
    </style:style>
    <style:style style:name="T14" style:family="text">
      <style:text-properties officeooo:rsid="00605913"/>
    </style:style>
    <style:style style:name="T15" style:family="text">
      <style:text-properties officeooo:rsid="005d5010"/>
    </style:style>
    <style:style style:name="T16" style:family="text">
      <style:text-properties officeooo:rsid="005f2492"/>
    </style:style>
    <style:style style:name="T17" style:family="text">
      <style:text-properties officeooo:rsid="0070816e"/>
    </style:style>
    <style:style style:name="T18" style:family="text">
      <style:text-properties officeooo:rsid="0065904b"/>
    </style:style>
    <style:style style:name="T19" style:family="text">
      <style:text-properties officeooo:rsid="007092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wake the sleeping beast</text:h>
      <text:p text:style-name="P3">Videogioco 2D isometrico, <text:span text:style-name="T6">combattimento in tempo reale. Deve avere uno spirito simile a quello di Dark Souls.</text:span></text:p>
      <text:p text:style-name="P4">Il giocatore impersona un personaggio che si trova in uno strano, crudele e spietato mondo. Le ambientazioni sono scandite dalle quattro stagioni, che regolano un pò il funzionamento della storia e delle meccaniche di gioco, un pò come <text:span text:style-name="T7">fanno</text:span> in altri giochi gli elementi della natur<text:span text:style-name="T8">a.</text:span></text:p>
      <text:p text:style-name="P5">L'obiettivo del giocatore è ripristinare un equilibrio perduto risvegliando <text:span text:style-name="T9">(e combattendo?)</text:span> quattro giganteschi mostri, uno per ogni stagione (la bestia <text:span text:style-name="T10">dormiente</text:span> dell'inverno, dell'autunno, e così via).</text:p>
      <text:p text:style-name="P6">L'esplorazione del mondo non è lineare ed è molto libera, come in Dark Souls, e il level design deve essere molto molto curato, proponendo molti bivi, p<text:span text:style-name="T11">ercorsi e luoghi</text:span> segreti, passaggi ricor<text:span text:style-name="T12">renti nei medesimi ambienti ma con scopi diversi. Possibilità di accedere subito a nemici troppo potenti rispetto al giocatore. Al tempo stesso enfasi sulle abilità del giocatore e non tanto sull'accumulo di esperienza del personaggio.</text:span></text:p>
      <text:p text:style-name="P7">Il combattimento gioca più che altro sui pattern di azioni dei nemici. Una volta capito come si muove e come attacca un nemico il giocatore deve trovare il modo di ucciderlo. <text:span text:style-name="T13">Possibilità di sfruttare "trucchi" per uccidere nemici molto forti, per esempio attirarli in un precipizio oppure fargli cadere addosso un masso.</text:span></text:p>
      <text:p text:style-name="P8">Il mondo è quindi diviso in quattro macro aree, una per ogni stagione: Autunno, Inverno, Primavera, Estate. In linea di massima, considerando che ogni stagione subentra a quella precedente, possiamo dire che ogni stagione vince su quella precedente, determinando i rapporti di forze e debolezze. Inverno vince su Autunno, Primavera vince su Inverno, Estate vince su Primavera, Autunno vince su Estate. Gli elementi <text:span text:style-name="T14">(da determinare meglio)</text:span> che andranno in modo più o meno esplicito a costituire le stagioni sono: Autunno (acqua, terra, aria), Inverno (acqua, ghiaccio), Primavera (<text:span text:style-name="T15">fulmine</text:span>, <text:span text:style-name="T16">vegetale</text:span>), Estate (fuoco, sabbia).</text:p>
      <text:p text:style-name="P9">L'aumento di forza del giocatore deriva più che altro dall'aumento nella sua abilità e nell<text:span text:style-name="T17">'</text:span>acquisizione di skill ed equipaggiamento. Queste ultime dipendono dalle ambientazioni che esplora e dai mostri che uccide o dagli NPC che incontra. Per questo motivo esiste un percorso privilegiato per finire il gioco, ovvero procere a ritroso rispetto al naturale scorrere delle stagioni, in modo da accumulare di volta in volta skill ed equipaggiamento che possiede un naturale vantaggio elementale sui mostri che si trovano nella macro area successiva. <text:span text:style-name="T18">A parte questo però è possibile seguire una molteplicità di percorsi diversi per arrivare alla fine del gioco.</text:span></text:p>
      <text:p text:style-name="P10">Come in Dark Souls, la morte sarà una cosa molto f<text:span text:style-name="T19">requente</text:span> fin da subito e anche un personaggio molto potente potrà morire facilmente se il giocatore non starà attento.</text:p>
      <text:p text:style-name="P11">Al posto del mana o dei TP ci sarà una barra dell'odio. Il protagonista accumula odio per poi esprimerlo contro i suoi nemici.</text:p>
      <text:h text:style-name="Heading_20_1" text:outline-level="1">Storia</text:h>
      <text:p text:style-name="P2">Nella prima cutscene si vedono un uomo e una donna che fanno un pic nic nella natura. Ad un tratto <text:soft-page-break/>arriva un mostro gigante che schiaccia la donna. L'uomo si avventa su di lui, disperato, ma il mostro con una zampata lo fa a pezzi. C'è un cambio di scena e si vede un ne<text:span text:style-name="T4">c</text:span>romante che sta mettendo assieme tanti pezzi di esseri umanoidi morti: la testa è quella dell'uomo della scena precedente (che avrà però un occhio diverso dall'altro <text:span text:style-name="T5">e uno strano corvo appollaiato al posto dei capelli). Ovviamente l'uomo di prima è morto, quello che si risveglia ora, che sarà il giocatore, è un nuovo essere, creato per portare a termine una missione dalla quale dipende in destino del mondo.</text:span></text:p>
      <text:h text:style-name="P13" text:outline-level="1">Frasi del protagonista</text:h>
      <text:p text:style-name="P1">“Risorgo dalla melma di palude. Creato per uccidere i mostri che mi hanno ucciso. <text:span text:style-name="T1">I mostri che hanno ucciso lei.”</text:span></text:p>
      <text:p text:style-name="P1"/>
      <text:p text:style-name="P1">“<text:span text:style-name="T2">Mastini Boccalarga. Non temo i loro denti.”</text:span></text:p>
      <text:p text:style-name="P1"/>
      <text:p text:style-name="P1">“<text:span text:style-name="T2">Un Tritasassi Cieco. Lui sì che è degno di essere temuto. Ma d'altra parte già una volta sono morto. Posso io morire ancora?”</text:span></text:p>
      <text:p text:style-name="P1"/>
      <text:p text:style-name="P1">“<text:span text:style-name="T2">Non svegliare la bestia che dorme, dicevano sempre. Ora io non ho altra scelta.”</text:span></text:p>
      <text:p text:style-name="P1"/>
      <text:p text:style-name="P1">“<text:span text:style-name="T3">Un essere ridotto ad un unica emozione: od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6-03-16T23:33:24.221734343</meta:creation-date>
    <meta:generator>LibreOffice/5.0.3.2$Windows_X86_64 LibreOffice_project/e5f16313668ac592c1bfb310f4390624e3dbfb75</meta:generator>
    <dc:date>2016-03-21T18:19:34.032000000</dc:date>
    <dc:creator>Alessandro Norfo</dc:creator>
    <meta:editing-duration>PT5M48S</meta:editing-duration>
    <meta:editing-cycles>9</meta:editing-cycles>
    <meta:document-statistic meta:table-count="0" meta:image-count="0" meta:object-count="0" meta:page-count="2" meta:paragraph-count="18" meta:word-count="654" meta:character-count="4065" meta:non-whitespace-character-count="3429"/>
  </office:meta>
</office:document-meta>
</file>